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6666ff" draw:textarea-horizontal-align="justify" draw:textarea-vertical-align="middle" draw:auto-grow-height="false" fo:min-height="0cm" fo:min-width="0cm"/>
    </style:style>
    <style:style style:name="gr2" style:family="graphic" style:parent-style-name="standard">
      <style:graphic-properties draw:fill-color="#ff9900" draw:textarea-horizontal-align="justify" draw:textarea-vertical-align="middle" draw:auto-grow-height="false" fo:min-height="0cm" fo:min-width="0cm"/>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objectwithoutfill">
      <style:graphic-properties svg:stroke-width="0.028cm" draw:marker-start-width="0.342cm" draw:marker-end="Arrow" draw:marker-end-width="0.342cm" draw:fill="none" draw:textarea-horizontal-align="center" draw:textarea-vertical-align="middle" fo:padding-top="0.139cm" fo:padding-bottom="0.139cm" fo:padding-left="0.264cm" fo:padding-right="0.264cm"/>
    </style:style>
    <style:style style:name="gr5" style:family="graphic" style:parent-style-name="standard">
      <style:graphic-properties draw:fill-color="#ffffff" draw:textarea-horizontal-align="justify" draw:textarea-vertical-align="middle" draw:auto-grow-height="false" fo:min-height="0cm" fo:min-width="0cm"/>
    </style:style>
    <style:style style:name="gr6" style:family="graphic" style:parent-style-name="objectwithoutfill">
      <style:graphic-properties svg:stroke-width="0.028cm" draw:marker-start-width="0.342cm" draw:marker-end="Arrow" draw:marker-end-width="0.342cm" draw:fill="none" draw:textarea-horizontal-align="center" draw:textarea-vertical-align="middle" fo:padding-top="0.139cm" fo:padding-bottom="0.139cm" fo:padding-left="0.264cm" fo:padding-right="0.264cm"/>
    </style:style>
    <style:style style:name="gr7" style:family="graphic" style:parent-style-name="standard">
      <style:graphic-properties svg:stroke-width="0.028cm" draw:marker-start-width="0.342cm" draw:marker-end="Arrow" draw:marker-end-width="0.342cm" draw:textarea-horizontal-align="center" draw:textarea-vertical-align="middle" fo:padding-top="0.139cm" fo:padding-bottom="0.139cm" fo:padding-left="0.264cm" fo:padding-right="0.264cm"/>
    </style:style>
    <style:style style:name="gr8" style:family="graphic" style:parent-style-name="standard">
      <style:graphic-properties draw:stroke="none" svg:stroke-color="#000000" draw:fill="none" draw:fill-color="#ffffff" draw:textarea-horizontal-align="left" draw:auto-grow-height="true" draw:auto-grow-width="true" fo:min-height="0.678cm" fo:min-width="3.947cm"/>
    </style:style>
    <style:style style:name="gr9" style:family="graphic" style:parent-style-name="objectwithoutfill">
      <style:graphic-properties draw:stroke="dash" draw:stroke-dash="Fine_20_Dashed_20__28_var_29_" draw:marker-end="Arrow" draw:marker-end-width="0.3cm" draw:fill="none" draw:textarea-horizontal-align="center" draw:textarea-vertical-align="middle"/>
    </style:style>
    <style:style style:name="gr10" style:family="graphic" style:parent-style-name="objectwithoutfill">
      <style:graphic-properties draw:stroke="solid" draw:stroke-dash="Fine_20_Dashed_20__28_var_29_" svg:stroke-width="0.028cm" draw:marker-start="Half_20_Circle_20_unfilled" draw:marker-start-width="0.342cm" draw:marker-end="" draw:marker-end-width="0.342cm" draw:fill="none" draw:textarea-horizontal-align="center" draw:textarea-vertical-align="middle" fo:padding-top="0.139cm" fo:padding-bottom="0.139cm" fo:padding-left="0.264cm" fo:padding-right="0.264cm"/>
    </style:style>
    <style:style style:name="gr11" style:family="graphic" style:parent-style-name="objectwithoutfill">
      <style:graphic-properties svg:stroke-width="0.053cm" draw:marker-start-width="0.379cm" draw:marker-end="Half_20_Circle_20_unfilled" draw:marker-end-width="0.379cm" draw:fill="none" draw:textarea-horizontal-align="center" draw:textarea-vertical-align="middle" fo:padding-top="0.151cm" fo:padding-bottom="0.151cm" fo:padding-left="0.276cm" fo:padding-right="0.276cm"/>
    </style:style>
    <style:style style:name="gr12" style:family="graphic" style:parent-style-name="objectwithoutfill">
      <style:graphic-properties svg:stroke-width="0.028cm" draw:marker-start-width="0.342cm" draw:marker-end="Half_20_Circle_20_unfilled" draw:marker-end-width="0.342cm" draw:fill="none" draw:textarea-horizontal-align="center" draw:textarea-vertical-align="middle" fo:padding-top="0.139cm" fo:padding-bottom="0.139cm" fo:padding-left="0.264cm" fo:padding-right="0.264cm"/>
    </style:style>
    <style:style style:name="gr13" style:family="graphic" style:parent-style-name="standard">
      <style:graphic-properties draw:stroke="none" svg:stroke-color="#000000" draw:fill="none" draw:fill-color="#ffffff" draw:textarea-horizontal-align="left" draw:auto-grow-height="true" draw:auto-grow-width="true" fo:min-height="0.678cm" fo:min-width="2.758cm"/>
    </style:style>
    <style:style style:name="gr14" style:family="graphic" style:parent-style-name="standard">
      <style:graphic-properties draw:stroke="none" svg:stroke-color="#000000" draw:fill="none" draw:fill-color="#ffffff" draw:textarea-horizontal-align="left" draw:auto-grow-height="true" draw:auto-grow-width="true" fo:min-height="0.678cm" fo:min-width="1.433cm"/>
    </style:style>
    <style:style style:name="gr15" style:family="graphic" style:parent-style-name="standard">
      <style:graphic-properties draw:stroke="none" svg:stroke-color="#000000" draw:fill="none" draw:fill-color="#ffffff" draw:textarea-horizontal-align="left" draw:auto-grow-height="true" draw:auto-grow-width="true" fo:min-height="0.678cm" fo:min-width="2.267cm"/>
    </style:style>
    <style:style style:name="gr16"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7" style:family="graphic" style:parent-style-name="objectwithoutfill">
      <style:graphic-properties draw:marker-end="Half_20_Circle_20_unfilled" draw:marker-end-width="0.3cm" draw:fill="none"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678cm" fo:min-width="3.071cm"/>
    </style:style>
    <style:style style:name="gr19" style:family="graphic" style:parent-style-name="standard">
      <style:graphic-properties draw:stroke="none" svg:stroke-color="#000000" draw:fill="none" draw:fill-color="#ffffff" draw:textarea-horizontal-align="left" draw:auto-grow-height="true" draw:auto-grow-width="true" fo:min-height="0.678cm" fo:min-width="2.648cm"/>
    </style:style>
    <style:style style:name="P1" style:family="paragraph">
      <style:paragraph-properties fo:text-align="center"/>
    </style:style>
    <style:style style:name="P2" style:family="paragraph">
      <style:paragraph-properties fo:text-align="center"/>
      <style:text-properties fo:color="#ffffff" fo:font-family="'Times New Roman'" style:font-style-name="Italique" style:font-family-generic="roman" style:font-pitch="variable" fo:font-size="17pt"/>
    </style:style>
    <style:style style:name="P3" style:family="paragraph">
      <style:paragraph-properties fo:text-align="center"/>
      <style:text-properties fo:font-family="'Times New Roman'" style:font-style-name="Italique" style:font-family-generic="roman" style:font-pitch="variable" fo:font-size="17pt"/>
    </style:style>
    <style:style style:name="P4" style:family="paragraph">
      <style:paragraph-properties fo:text-align="center"/>
      <style:text-properties fo:color="#00ccff" fo:font-family="'Times New Roman'" style:font-style-name="Italique" style:font-family-generic="roman" style:font-pitch="variable" fo:font-size="17pt" style:font-size-asian="14pt" style:font-size-complex="14pt"/>
    </style:style>
    <style:style style:name="P5" style:family="paragraph">
      <style:text-properties fo:font-family="'Times New Roman'" style:font-style-name="Italique" style:font-family-generic="roman" style:font-pitch="variable" fo:font-size="17pt" style:font-size-asian="14pt" style:font-size-complex="14pt"/>
    </style:style>
    <style:style style:name="T1" style:family="text">
      <style:text-properties fo:color="#ffffff" fo:font-family="'Times New Roman'" style:font-style-name="Italique" style:font-family-generic="roman" style:font-pitch="variable" fo:font-size="17pt"/>
    </style:style>
    <style:style style:name="T2" style:family="text">
      <style:text-properties fo:font-family="'Times New Roman'" style:font-style-name="Italique" style:font-family-generic="roman" style:font-pitch="variable" fo:font-size="17pt" style:font-size-asian="14pt" style:font-size-complex="14pt"/>
    </style:style>
    <style:style style:name="T3" style:family="text">
      <style:text-properties fo:font-family="'Times New Roman'" style:font-style-name="Italique" style:font-family-generic="roman" style:font-pitch="variable" fo:font-size="1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3.5cm" svg:height="1.3cm" svg:x="2.6cm" svg:y="14.5cm">
          <text:p text:style-name="P1"><text:span text:style-name="T1">Inter Mode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2" xml:id="id2" draw:id="id2" draw:layer="layout" svg:width="4cm" svg:height="2cm" svg:x="2.7cm" svg:y="17.5cm">
          <text:p text:style-name="P1"><text:span text:style-name="T1">Synchronized </text:span><text:span text:style-name="T1"><text:line-break/></text:span><text:span text:style-name="T1">Inter Mode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2" xml:id="id4" draw:id="id4" draw:layer="layout" svg:width="2.5cm" svg:height="2.3cm" svg:x="5cm" svg:y="8.3cm">
          <text:p text:style-name="P1"><text:span text:style-name="T1">Previous</text:span><text:span text:style-name="T1"><text:line-break/></text:span><text:span text:style-name="T1"> co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draw:layer="layout" svg:width="2.5cm" svg:height="2.3cm" svg:x="13cm" svg:y="8.4cm">
          <text:p text:style-name="P1"><text:span text:style-name="T1">Modified</text:span><text:span text:style-name="T1"><text:line-break/></text:span><text:span text:style-name="T1"> Co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2" draw:layer="layout" svg:width="2.5cm" svg:height="1cm" svg:x="4.9cm" svg:y="12cm">
          <text:p text:style-name="P1"><text:span text:style-name="T1">Output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 draw:text-style-name="P3" draw:layer="layout" svg:x1="6.2cm" svg:y1="10.6cm" svg:x2="6.2cm" svg:y2="11.9cm">
          <text:p/>
        </draw:line>
        <draw:custom-shape draw:style-name="gr1" draw:text-style-name="P2" draw:layer="layout" svg:width="2.5cm" svg:height="1.1cm" svg:x="13.1cm" svg:y="11.9cm">
          <text:p text:style-name="P1"><text:span text:style-name="T1">Outpu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3" draw:layer="layout" svg:x1="14.3cm" svg:y1="10.6cm" svg:x2="14.3cm" svg:y2="11.9cm">
          <text:p/>
        </draw:line>
        <draw:custom-shape draw:style-name="gr5" draw:text-style-name="P4" draw:layer="layout" svg:width="5cm" svg:height="1.3cm" svg:x="7.9cm" svg:y="11.8cm">
          <text:p text:style-name="P1"><text:span text:style-name="T2">Differencing</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2" xml:id="id1" draw:id="id1" draw:layer="layout" svg:width="3.5cm" svg:height="1.3cm" svg:x="8.5cm" svg:y="14.6cm">
          <text:p text:style-name="P1"><text:span text:style-name="T1">Chang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3" draw:layer="layout" svg:x1="10.3cm" svg:y1="12.9cm" svg:x2="10.3cm" svg:y2="14.6cm">
          <text:p/>
        </draw:line>
        <draw:connector draw:style-name="gr6" draw:text-style-name="P3" draw:layer="layout" draw:type="lines" draw:line-skew="0cm 0.599cm" svg:x1="10.25cm" svg:y1="15.823cm" svg:x2="6.7cm" svg:y2="18.5cm" draw:start-shape="id1" draw:start-glue-point="6" draw:end-shape="id2" draw:end-glue-point="7" svg:d="M10250 15823v579l-2450 2098h-1100">
          <text:p text:style-name="P1"><text:span text:style-name="T2">Update</text:span><text:span text:style-name="T3"> <text:s text:c="8"/></text:span></text:p>
        </draw:connector>
        <draw:custom-shape draw:style-name="gr1" draw:text-style-name="P2" xml:id="id5" draw:id="id5" draw:layer="layout" svg:width="4.5cm" svg:height="2cm" svg:x="13.9cm" svg:y="17.5cm">
          <text:p text:style-name="P1"><text:span text:style-name="T1">Synchronized </text:span><text:span text:style-name="T1"><text:line-break/></text:span><text:span text:style-name="T1">original mode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7" draw:text-style-name="P3" draw:layer="layout" svg:x1="4.35cm" svg:y1="14.5cm" svg:x2="5cm" svg:y2="9.45cm" draw:start-shape="id3" draw:start-glue-point="4" draw:end-shape="id4" draw:end-glue-point="6" svg:d="M4350 14500v-5050h650">
          <text:p/>
        </draw:connector>
        <draw:frame draw:style-name="gr8" draw:text-style-name="P5" draw:layer="layout" svg:width="4.456cm" svg:height="0.928cm" svg:x="2.8cm" svg:y="13.3cm">
          <draw:text-box>
            <text:p><text:span text:style-name="T2">Code generation</text:span></text:p>
          </draw:text-box>
        </draw:frame>
        <draw:connector draw:style-name="gr6" draw:text-style-name="P3" draw:layer="layout" draw:type="lines" draw:line-skew="0cm -0.399cm" svg:x1="10.25cm" svg:y1="15.823cm" svg:x2="13.9cm" svg:y2="18.5cm" draw:start-shape="id1" draw:start-glue-point="6" draw:end-shape="id5" draw:end-glue-point="5" svg:d="M10250 15823v579l2750 2098h900">
          <text:p text:style-name="P1"><text:span text:style-name="T3"><text:s text:c="8"/></text:span><text:span text:style-name="T2">Update</text:span></text:p>
        </draw:connector>
        <draw:line draw:style-name="gr9" draw:text-style-name="P3" draw:layer="layout" svg:x1="3cm" svg:y1="15.9cm" svg:x2="3cm" svg:y2="17.5cm">
          <text:p/>
        </draw:line>
        <draw:custom-shape draw:style-name="gr1" draw:text-style-name="P2" draw:layer="layout" svg:width="3.5cm" svg:height="1.3cm" svg:x="14.6cm" svg:y="14.6cm">
          <text:p text:style-name="P1"><text:span text:style-name="T1">Orignal Mode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9" draw:text-style-name="P3" draw:layer="layout" svg:x1="17.4cm" svg:y1="15.8cm" svg:x2="17.4cm" svg:y2="17.5cm">
          <text:p/>
        </draw:line>
        <draw:custom-shape draw:style-name="gr1" draw:text-style-name="P2" draw:layer="layout" svg:width="4.5cm" svg:height="2cm" svg:x="7.9cm" svg:y="19.4cm">
          <text:p text:style-name="P1"><text:span text:style-name="T1">Tracing </text:span><text:span text:style-name="T1"><text:line-break/></text:span><text:span text:style-name="T1">Information</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10" draw:text-style-name="P3" draw:layer="layout" svg:x1="10.5cm" svg:y1="19.3cm" svg:x2="12cm" svg:y2="17.8cm">
          <text:p/>
        </draw:line>
        <draw:line draw:style-name="gr10" draw:text-style-name="P3" draw:layer="layout" svg:x1="9.4cm" svg:y1="19.3cm" svg:x2="8.2cm" svg:y2="17.8cm">
          <text:p/>
        </draw:line>
        <draw:line draw:style-name="gr11" draw:text-style-name="P3" draw:layer="layout" svg:x1="7.1cm" svg:y1="16.8cm" svg:x2="6cm" svg:y2="15.7cm">
          <text:p/>
        </draw:line>
        <draw:line draw:style-name="gr12" draw:text-style-name="P3" draw:layer="layout" svg:x1="12.9cm" svg:y1="16.8cm" svg:x2="14.5cm" svg:y2="15.8cm">
          <text:p/>
        </draw:line>
        <draw:frame draw:style-name="gr13" draw:text-style-name="P5" draw:layer="layout" svg:width="3.262cm" svg:height="0.928cm" svg:x="6.3cm" svg:y="10.5cm">
          <draw:text-box>
            <text:p><text:span text:style-name="T2">verification</text:span></text:p>
          </draw:text-box>
        </draw:frame>
        <draw:frame draw:style-name="gr13" draw:text-style-name="P5" draw:layer="layout" svg:width="3.262cm" svg:height="0.928cm" svg:x="14.271cm" svg:y="10.5cm">
          <draw:text-box>
            <text:p><text:span text:style-name="T2">verification</text:span></text:p>
          </draw:text-box>
        </draw:frame>
        <draw:frame draw:style-name="gr14" draw:text-style-name="P5" draw:layer="layout" svg:width="1.933cm" svg:height="0.928cm" svg:x="10.5cm" svg:y="13.3cm">
          <draw:text-box>
            <text:p><text:span text:style-name="T2">create</text:span></text:p>
          </draw:text-box>
        </draw:frame>
        <draw:frame draw:style-name="gr15" draw:text-style-name="P5" draw:layer="layout" svg:width="2.767cm" svg:height="0.928cm" svg:x="3cm" svg:y="16.3cm">
          <draw:text-box>
            <text:p><text:span text:style-name="T2">evolution</text:span></text:p>
          </draw:text-box>
        </draw:frame>
        <draw:frame draw:style-name="gr16" draw:text-style-name="P5" draw:layer="layout" svg:width="2.8cm" svg:height="1.361cm" svg:x="14.7cm" svg:y="16.2cm">
          <draw:text-box>
            <text:p><text:span text:style-name="T2">evolution</text:span></text:p>
          </draw:text-box>
        </draw:frame>
        <draw:line draw:style-name="gr3" draw:text-style-name="P3" draw:layer="layout" svg:x1="13.763cm" svg:y1="20.1cm" svg:x2="15.763cm" svg:y2="20.1cm">
          <text:p/>
        </draw:line>
        <draw:line draw:style-name="gr17" draw:text-style-name="P3" draw:layer="layout" svg:x1="13.763cm" svg:y1="21.1cm" svg:x2="15.763cm" svg:y2="21.1cm">
          <text:p/>
        </draw:line>
        <draw:frame draw:style-name="gr18" draw:text-style-name="P5" draw:layer="layout" svg:width="3.588cm" svg:height="0.928cm" svg:x="15.907cm" svg:y="19.7cm">
          <draw:text-box>
            <text:p><text:span text:style-name="T2">Control flow</text:span></text:p>
          </draw:text-box>
        </draw:frame>
        <draw:frame draw:style-name="gr19" draw:text-style-name="P5" draw:layer="layout" svg:width="3.156cm" svg:height="0.928cm" svg:x="15.863cm" svg:y="20.699cm">
          <draw:text-box>
            <text:p><text:span text:style-name="T2">Data us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5H23M</meta:editing-duration>
    <meta:editing-cycles>24</meta:editing-cycles>
    <meta:generator>OpenOffice/4.1.1$Win32 OpenOffice.org_project/411m6$Build-9775</meta:generator>
    <dc:date>2016-04-20T17:25:14.50</dc:date>
    <meta:document-statistic meta:object-count="33"/>
  </office:meta>
</office:document-meta>
</file>